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5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0.9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3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VT_5f_JB1831_5f_T5A">
      <style:table-properties table:display="true" style:writing-mode="lr-tb"/>
    </style:style>
    <style:style style:name="ta2" style:family="table" style:master-page-name="PageStyle_5f_VT_5f_JB1831_5f_T5B">
      <style:table-properties table:display="true" style:writing-mode="lr-tb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fo:border-left="1.76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fo:border="1.76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fo:border-left="1.76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fo:border-left="1.76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fo:border-left="1.76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fo:border-left="1.76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fo:border-left="1.76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fo:border-left="1.76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fo:border-left="1.76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fo:border-left="none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fo:border-left="none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VT_JB1831_T5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251" table:default-cell-style-name="ce5"/>
        <table:table-column table:style-name="co1" table:number-columns-repeated="767" table:default-cell-style-name="Default"/>
        <table:table-row table:style-name="ro1">
          <table:table-cell table:style-name="TL_20_Title" office:value-type="string" calcext:value-type="string">
            <text:p>WET VAN STERFTE VOOR AMSTERDAM. Mannelijk geslacht. In: Jaarboekje van Lobatto (’s-Gravenhage 1831) p. 142-143.</text:p>
          </table:table-cell>
          <table:table-cell table:style-name="ce6" table:number-columns-repeated="4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TL_20_RowProperty" office:value-type="string" calcext:value-type="string">
            <text:p>Ouderdom.</text:p>
          </table:table-cell>
          <table:table-cell table:style-name="ce9"/>
          <table:table-cell table:style-name="TL_20_ColHeader" office:value-type="string" calcext:value-type="string">
            <text:p>Aantal levenden.</text:p>
          </table:table-cell>
          <table:table-cell table:style-name="TL_20_ColHeader" office:value-type="string" calcext:value-type="string">
            <text:p>Jaarlijksche sterfte op de 10,000.</text:p>
          </table:table-cell>
          <table:table-cell table:style-name="TL_20_ColHeader" office:value-type="string" calcext:value-type="string">
            <text:p>Gemidd. leeftijd.</text:p>
            <text:p>[in jaren]</text:p>
          </table:table-cell>
          <table:table-cell table:style-name="TL_20_ColHeader" office:value-type="string" calcext:value-type="string">
            <text:p>Waarsch. leeftijd.</text:p>
            <text:p>[in jaren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TL_20_RowHeader" office:value-type="float" office:value="0" calcext:value-type="float">
            <text:p>0</text:p>
          </table:table-cell>
          <table:table-cell/>
          <table:table-cell table:style-name="TL_20_Data" office:value-type="float" office:value="10000" calcext:value-type="float">
            <text:p>10000</text:p>
          </table:table-cell>
          <table:table-cell table:style-name="TL_20_Data" office:value-type="float" office:value="2513" calcext:value-type="float">
            <text:p>2513</text:p>
          </table:table-cell>
          <table:table-cell table:style-name="TL_20_Data" office:value-type="string" calcext:value-type="string">
            <text:p>29,32</text:p>
          </table:table-cell>
          <table:table-cell table:style-name="TL_20_Data" office:value-type="string" calcext:value-type="string">
            <text:p>24,1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 maanden</text:p>
          </table:table-cell>
          <table:table-cell/>
          <table:table-cell table:style-name="TL_20_Data" office:value-type="float" office:value="8623" calcext:value-type="float">
            <text:p>8623</text:p>
          </table:table-cell>
          <table:table-cell table:style-name="TL_20_Data" table:number-columns-repeated="3"/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 maanden</text:p>
          </table:table-cell>
          <table:table-cell/>
          <table:table-cell table:style-name="TL_20_Data" office:value-type="float" office:value="8020" calcext:value-type="float">
            <text:p>8020</text:p>
          </table:table-cell>
          <table:table-cell table:style-name="TL_20_Data" table:number-columns-repeated="3"/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 jaar</text:p>
          </table:table-cell>
          <table:table-cell/>
          <table:table-cell table:style-name="TL_20_Data" office:value-type="float" office:value="7487" calcext:value-type="float">
            <text:p>7487</text:p>
          </table:table-cell>
          <table:table-cell table:style-name="TL_20_Data" office:value-type="float" office:value="910" calcext:value-type="float">
            <text:p>910</text:p>
          </table:table-cell>
          <table:table-cell table:style-name="TL_20_Data" office:value-type="string" calcext:value-type="string">
            <text:p>37,99</text:p>
          </table:table-cell>
          <table:table-cell table:style-name="TL_20_Data" office:value-type="string" calcext:value-type="string">
            <text:p>39,9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 jaar</text:p>
          </table:table-cell>
          <table:table-cell/>
          <table:table-cell table:style-name="TL_20_Data" office:value-type="float" office:value="6806" calcext:value-type="float">
            <text:p>6806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string" calcext:value-type="string">
            <text:p>40,75</text:p>
          </table:table-cell>
          <table:table-cell table:style-name="TL_20_Data" office:value-type="string" calcext:value-type="string">
            <text:p>43,37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 jaar</text:p>
          </table:table-cell>
          <table:table-cell/>
          <table:table-cell table:style-name="TL_20_Data" office:value-type="float" office:value="6385" calcext:value-type="float">
            <text:p>638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string" calcext:value-type="string">
            <text:p>42,40</text:p>
          </table:table-cell>
          <table:table-cell table:style-name="TL_20_Data" office:value-type="string" calcext:value-type="string">
            <text:p>44,8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 jaar</text:p>
          </table:table-cell>
          <table:table-cell/>
          <table:table-cell table:style-name="TL_20_Data" office:value-type="float" office:value="6152" calcext:value-type="float">
            <text:p>6152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string" calcext:value-type="string">
            <text:p>42,99</text:p>
          </table:table-cell>
          <table:table-cell table:style-name="TL_20_Data" office:value-type="string" calcext:value-type="string">
            <office:annotation draw:style-name="gr1" draw:text-style-name="P1" svg:width="3.583cm" svg:height="1.457cm" svg:x="12.611cm" svg:y="5.238cm" draw:caption-point-x="-0.654cm" draw:caption-point-y="0.275cm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5,1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 jaar</text:p>
          </table:table-cell>
          <table:table-cell/>
          <table:table-cell table:style-name="TL_20_Data" office:value-type="float" office:value="6002" calcext:value-type="float">
            <text:p>6002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string" calcext:value-type="string">
            <office:annotation draw:style-name="gr1" draw:text-style-name="P1" svg:width="3.582cm" svg:height="1.509cm" svg:x="10.374cm" svg:y="5.688cm" draw:caption-point-x="-0.653cm" draw:caption-point-y="0.275cm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3,05</text:p>
          </table:table-cell>
          <table:table-cell table:style-name="TL_20_Data" office:value-type="string" calcext:value-type="string">
            <text:p>44,9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 jaar</text:p>
          </table:table-cell>
          <table:table-cell/>
          <table:table-cell table:style-name="TL_20_Data" office:value-type="float" office:value="5879" calcext:value-type="float">
            <text:p>5879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string" calcext:value-type="string">
            <text:p>42,94</text:p>
          </table:table-cell>
          <table:table-cell table:style-name="TL_20_Data" office:value-type="string" calcext:value-type="string">
            <text:p>44,6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 jaar</text:p>
          </table:table-cell>
          <table:table-cell/>
          <table:table-cell table:style-name="TL_20_Data" office:value-type="float" office:value="5808" calcext:value-type="float">
            <text:p>580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string" calcext:value-type="string">
            <text:p>42,45</text:p>
          </table:table-cell>
          <table:table-cell table:style-name="TL_20_Data" office:value-type="string" calcext:value-type="string">
            <text:p>44,0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 jaar</text:p>
          </table:table-cell>
          <table:table-cell/>
          <table:table-cell table:style-name="TL_20_Data" office:value-type="float" office:value="5743" calcext:value-type="float">
            <text:p>5743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string" calcext:value-type="string">
            <text:p>41,93</text:p>
          </table:table-cell>
          <table:table-cell table:style-name="TL_20_Data" office:value-type="string" calcext:value-type="string">
            <text:p>43,3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 jaar</text:p>
          </table:table-cell>
          <table:table-cell/>
          <table:table-cell table:style-name="TL_20_Data" office:value-type="float" office:value="5689" calcext:value-type="float">
            <text:p>5689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string" calcext:value-type="string">
            <text:p>41,32</text:p>
          </table:table-cell>
          <table:table-cell table:style-name="TL_20_Data" office:value-type="string" calcext:value-type="string">
            <text:p>43,6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0 jaar</text:p>
          </table:table-cell>
          <table:table-cell/>
          <table:table-cell table:style-name="TL_20_Data" office:value-type="float" office:value="5641" calcext:value-type="float">
            <text:p>564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string" calcext:value-type="string">
            <text:p>40,67</text:p>
          </table:table-cell>
          <table:table-cell table:style-name="TL_20_Data" office:value-type="string" calcext:value-type="string">
            <text:p>41,9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1 jaar</text:p>
          </table:table-cell>
          <table:table-cell/>
          <table:table-cell table:style-name="TL_20_Data" office:value-type="float" office:value="5587" calcext:value-type="float">
            <text:p>558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string" calcext:value-type="string">
            <text:p>40,06</text:p>
          </table:table-cell>
          <table:table-cell table:style-name="TL_20_Data" office:value-type="string" calcext:value-type="string">
            <text:p>41,2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2 jaar</text:p>
          </table:table-cell>
          <table:table-cell/>
          <table:table-cell table:style-name="TL_20_Data" office:value-type="float" office:value="5554" calcext:value-type="float">
            <text:p>5554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string" calcext:value-type="string">
            <text:p>39,30</text:p>
          </table:table-cell>
          <table:table-cell table:style-name="TL_20_Data" office:value-type="string" calcext:value-type="string">
            <text:p>40,4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3 jaar</text:p>
          </table:table-cell>
          <table:table-cell/>
          <table:table-cell table:style-name="TL_20_Data" office:value-type="float" office:value="5534" calcext:value-type="float">
            <text:p>553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string" calcext:value-type="string">
            <text:p>38,44</text:p>
          </table:table-cell>
          <table:table-cell table:style-name="TL_20_Data" office:value-type="string" calcext:value-type="string">
            <text:p>39,5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4 jaar</text:p>
          </table:table-cell>
          <table:table-cell/>
          <table:table-cell table:style-name="TL_20_Data" office:value-type="float" office:value="5518" calcext:value-type="float">
            <text:p>551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string" calcext:value-type="string">
            <text:p>37,54</text:p>
          </table:table-cell>
          <table:table-cell table:style-name="TL_20_Data" office:value-type="string" calcext:value-type="string">
            <text:p>38,6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5 jaar</text:p>
          </table:table-cell>
          <table:table-cell/>
          <table:table-cell table:style-name="TL_20_Data" office:value-type="float" office:value="5503" calcext:value-type="float">
            <text:p>550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string" calcext:value-type="string">
            <text:p>36,65</text:p>
          </table:table-cell>
          <table:table-cell table:style-name="TL_20_Data" office:value-type="string" calcext:value-type="string">
            <text:p>37,7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6 jaar</text:p>
          </table:table-cell>
          <table:table-cell/>
          <table:table-cell table:style-name="TL_20_Data" office:value-type="float" office:value="5482" calcext:value-type="float">
            <text:p>548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string" calcext:value-type="string">
            <text:p>35,79</text:p>
          </table:table-cell>
          <table:table-cell table:style-name="TL_20_Data" office:value-type="string" calcext:value-type="string">
            <text:p>36,8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7 jaar</text:p>
          </table:table-cell>
          <table:table-cell/>
          <table:table-cell table:style-name="TL_20_Data" office:value-type="float" office:value="5454" calcext:value-type="float">
            <text:p>5454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string" calcext:value-type="string">
            <text:p>34,97</text:p>
          </table:table-cell>
          <table:table-cell table:style-name="TL_20_Data" office:value-type="string" calcext:value-type="string">
            <text:p>35,97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8 jaar</text:p>
          </table:table-cell>
          <table:table-cell/>
          <table:table-cell table:style-name="TL_20_Data" office:value-type="float" office:value="5416" calcext:value-type="float">
            <text:p>5416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string" calcext:value-type="string">
            <text:p>34,20</text:p>
          </table:table-cell>
          <table:table-cell table:style-name="TL_20_Data" office:value-type="string" calcext:value-type="string">
            <text:p>35,17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9 jaar</text:p>
          </table:table-cell>
          <table:table-cell/>
          <table:table-cell table:style-name="TL_20_Data" office:value-type="float" office:value="5368" calcext:value-type="float">
            <text:p>5368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string" calcext:value-type="string">
            <text:p>33,51</text:p>
          </table:table-cell>
          <table:table-cell table:style-name="TL_20_Data" office:value-type="string" calcext:value-type="string">
            <text:p>34,4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0 jaar</text:p>
          </table:table-cell>
          <table:table-cell/>
          <table:table-cell table:style-name="TL_20_Data" office:value-type="float" office:value="5311" calcext:value-type="float">
            <text:p>5311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string" calcext:value-type="string">
            <text:p>32,87</text:p>
          </table:table-cell>
          <table:table-cell table:style-name="TL_20_Data" office:value-type="string" calcext:value-type="string">
            <text:p>33,7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1 jaar</text:p>
          </table:table-cell>
          <table:table-cell/>
          <table:table-cell table:style-name="TL_20_Data" office:value-type="float" office:value="5245" calcext:value-type="float">
            <text:p>5245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string" calcext:value-type="string">
            <text:p>32,27</text:p>
          </table:table-cell>
          <table:table-cell table:style-name="TL_20_Data" office:value-type="string" calcext:value-type="string">
            <text:p>33,11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2 jaar</text:p>
          </table:table-cell>
          <table:table-cell/>
          <table:table-cell table:style-name="TL_20_Data" office:value-type="float" office:value="5171" calcext:value-type="float">
            <text:p>517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string" calcext:value-type="string">
            <text:p>31,72</text:p>
          </table:table-cell>
          <table:table-cell table:style-name="TL_20_Data" office:value-type="string" calcext:value-type="string">
            <text:p>32,5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3 jaar</text:p>
          </table:table-cell>
          <table:table-cell/>
          <table:table-cell table:style-name="TL_20_Data" office:value-type="float" office:value="5092" calcext:value-type="float">
            <text:p>5092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string" calcext:value-type="string">
            <text:p>31,21</text:p>
          </table:table-cell>
          <table:table-cell table:style-name="TL_20_Data" office:value-type="string" calcext:value-type="string">
            <text:p>31,91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4 jaar</text:p>
          </table:table-cell>
          <table:table-cell/>
          <table:table-cell table:style-name="TL_20_Data" office:value-type="float" office:value="5008" calcext:value-type="float">
            <text:p>5008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string" calcext:value-type="string">
            <text:p>30,72</text:p>
          </table:table-cell>
          <table:table-cell table:style-name="TL_20_Data" office:value-type="string" calcext:value-type="string">
            <text:p>31,3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5 jaar</text:p>
          </table:table-cell>
          <table:table-cell/>
          <table:table-cell table:style-name="TL_20_Data" office:value-type="float" office:value="4924" calcext:value-type="float">
            <text:p>492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string" calcext:value-type="string">
            <text:p>30,24</text:p>
          </table:table-cell>
          <table:table-cell table:style-name="TL_20_Data" office:value-type="string" calcext:value-type="string">
            <text:p>30,7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6 jaar</text:p>
          </table:table-cell>
          <table:table-cell/>
          <table:table-cell table:style-name="TL_20_Data" office:value-type="float" office:value="4840" calcext:value-type="float">
            <text:p>484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string" calcext:value-type="string">
            <text:p>29,76</text:p>
          </table:table-cell>
          <table:table-cell table:style-name="TL_20_Data" office:value-type="string" calcext:value-type="string">
            <text:p>30,2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7 jaar</text:p>
          </table:table-cell>
          <table:table-cell/>
          <table:table-cell table:style-name="TL_20_Data" office:value-type="float" office:value="4759" calcext:value-type="float">
            <text:p>4759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string" calcext:value-type="string">
            <text:p>29,25</text:p>
          </table:table-cell>
          <table:table-cell table:style-name="TL_20_Data" office:value-type="string" calcext:value-type="string">
            <text:p>29,71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8 jaar</text:p>
          </table:table-cell>
          <table:table-cell/>
          <table:table-cell table:style-name="TL_20_Data" office:value-type="float" office:value="4681" calcext:value-type="float">
            <text:p>4681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string" calcext:value-type="string">
            <text:p>28,73</text:p>
          </table:table-cell>
          <table:table-cell table:style-name="TL_20_Data" office:value-type="string" calcext:value-type="string">
            <text:p>29,06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29 jaar</text:p>
          </table:table-cell>
          <table:table-cell/>
          <table:table-cell table:style-name="TL_20_Data" office:value-type="float" office:value="4608" calcext:value-type="float">
            <text:p>4608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string" calcext:value-type="string">
            <text:p>28,18</text:p>
          </table:table-cell>
          <table:table-cell table:style-name="TL_20_Data" office:value-type="string" calcext:value-type="string">
            <text:p>28,44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0 jaar</text:p>
          </table:table-cell>
          <table:table-cell/>
          <table:table-cell table:style-name="TL_20_Data" office:value-type="float" office:value="4540" calcext:value-type="float">
            <text:p>4540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string" calcext:value-type="string">
            <text:p>27,60</text:p>
          </table:table-cell>
          <table:table-cell table:style-name="TL_20_Data" office:value-type="string" calcext:value-type="string">
            <text:p>27,7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1 jaar</text:p>
          </table:table-cell>
          <table:table-cell/>
          <table:table-cell table:style-name="TL_20_Data" office:value-type="float" office:value="4475" calcext:value-type="float">
            <text:p>4475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string" calcext:value-type="string">
            <text:p>26,99</text:p>
          </table:table-cell>
          <table:table-cell table:style-name="TL_20_Data" office:value-type="string" calcext:value-type="string">
            <text:p>27,11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2 jaar</text:p>
          </table:table-cell>
          <table:table-cell/>
          <table:table-cell table:style-name="TL_20_Data" office:value-type="float" office:value="4413" calcext:value-type="float">
            <text:p>441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string" calcext:value-type="string">
            <text:p>26,36</text:p>
          </table:table-cell>
          <table:table-cell table:style-name="TL_20_Data" office:value-type="string" calcext:value-type="string">
            <text:p>26,4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3 jaar</text:p>
          </table:table-cell>
          <table:table-cell/>
          <table:table-cell table:style-name="TL_20_Data" office:value-type="float" office:value="4350" calcext:value-type="float">
            <text:p>4350</text:p>
          </table:table-cell>
          <table:table-cell table:style-name="TL_20_Data" office:value-type="float" office:value="157" calcext:value-type="float">
            <text:p>157</text:p>
          </table:table-cell>
          <table:table-cell table:number-columns-repeated="2" table:style-name="TL_20_Data" office:value-type="string" calcext:value-type="string">
            <text:p>25,74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4 jaar</text:p>
          </table:table-cell>
          <table:table-cell/>
          <table:table-cell table:style-name="TL_20_Data" office:value-type="float" office:value="4281" calcext:value-type="float">
            <text:p>4281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string" calcext:value-type="string">
            <text:p>25,14</text:p>
          </table:table-cell>
          <table:table-cell table:style-name="TL_20_Data" office:value-type="string" calcext:value-type="string">
            <text:p>25,1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5 jaar</text:p>
          </table:table-cell>
          <table:table-cell/>
          <table:table-cell table:style-name="TL_20_Data" office:value-type="float" office:value="4202" calcext:value-type="float">
            <text:p>420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string" calcext:value-type="string">
            <text:p>24,60</text:p>
          </table:table-cell>
          <table:table-cell table:style-name="TL_20_Data" office:value-type="string" calcext:value-type="string">
            <text:p>24,5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6 jaar</text:p>
          </table:table-cell>
          <table:table-cell/>
          <table:table-cell table:style-name="TL_20_Data" office:value-type="float" office:value="4123" calcext:value-type="float">
            <text:p>4123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string" calcext:value-type="string">
            <text:p>24,07</text:p>
          </table:table-cell>
          <table:table-cell table:style-name="TL_20_Data" office:value-type="string" calcext:value-type="string">
            <text:p>23,9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7 jaar</text:p>
          </table:table-cell>
          <table:table-cell/>
          <table:table-cell table:style-name="TL_20_Data" office:value-type="float" office:value="4044" calcext:value-type="float">
            <text:p>4044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string" calcext:value-type="string">
            <text:p>23,53</text:p>
          </table:table-cell>
          <table:table-cell table:style-name="TL_20_Data" office:value-type="string" calcext:value-type="string">
            <text:p>23,3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8 jaar</text:p>
          </table:table-cell>
          <table:table-cell/>
          <table:table-cell table:style-name="TL_20_Data" office:value-type="float" office:value="3966" calcext:value-type="float">
            <text:p>3966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string" calcext:value-type="string">
            <text:p>22,98</text:p>
          </table:table-cell>
          <table:table-cell table:style-name="TL_20_Data" office:value-type="string" calcext:value-type="string">
            <text:p>22,6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39 jaar</text:p>
          </table:table-cell>
          <table:table-cell/>
          <table:table-cell table:style-name="TL_20_Data" office:value-type="float" office:value="3890" calcext:value-type="float">
            <text:p>3890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string" calcext:value-type="string">
            <text:p>23,42</text:p>
          </table:table-cell>
          <table:table-cell table:style-name="TL_20_Data" office:value-type="string" calcext:value-type="string">
            <text:p>22,0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0 jaar</text:p>
          </table:table-cell>
          <table:table-cell/>
          <table:table-cell table:style-name="TL_20_Data" office:value-type="float" office:value="3814" calcext:value-type="float">
            <text:p>3814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string" calcext:value-type="string">
            <text:p>21,86</text:p>
          </table:table-cell>
          <table:table-cell table:style-name="TL_20_Data" office:value-type="string" calcext:value-type="string">
            <text:p>21,46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1 jaar</text:p>
          </table:table-cell>
          <table:table-cell/>
          <table:table-cell table:style-name="TL_20_Data" office:value-type="float" office:value="3739" calcext:value-type="float">
            <text:p>3739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string" calcext:value-type="string">
            <text:p>21,28</text:p>
          </table:table-cell>
          <table:table-cell table:style-name="TL_20_Data" office:value-type="string" calcext:value-type="string">
            <text:p>20,9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2 jaar</text:p>
          </table:table-cell>
          <table:table-cell/>
          <table:table-cell table:style-name="TL_20_Data" office:value-type="float" office:value="3664" calcext:value-type="float">
            <text:p>366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string" calcext:value-type="string">
            <text:p>20,71</text:p>
          </table:table-cell>
          <table:table-cell table:style-name="TL_20_Data" office:value-type="string" calcext:value-type="string">
            <text:p>20,2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3 jaar</text:p>
          </table:table-cell>
          <table:table-cell/>
          <table:table-cell table:style-name="TL_20_Data" office:value-type="float" office:value="3589" calcext:value-type="float">
            <text:p>358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string" calcext:value-type="string">
            <text:p>20,13</text:p>
          </table:table-cell>
          <table:table-cell table:style-name="TL_20_Data" office:value-type="string" calcext:value-type="string">
            <text:p>19,57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4 jaar</text:p>
          </table:table-cell>
          <table:table-cell/>
          <table:table-cell table:style-name="TL_20_Data" office:value-type="float" office:value="3512" calcext:value-type="float">
            <text:p>351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string" calcext:value-type="string">
            <text:p>19,56</text:p>
          </table:table-cell>
          <table:table-cell table:style-name="TL_20_Data" office:value-type="string" calcext:value-type="string">
            <text:p>18,9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5 jaar</text:p>
          </table:table-cell>
          <table:table-cell/>
          <table:table-cell table:style-name="TL_20_Data" office:value-type="float" office:value="3433" calcext:value-type="float">
            <text:p>3433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string" calcext:value-type="string">
            <text:p>19,00</text:p>
          </table:table-cell>
          <table:table-cell table:style-name="TL_20_Data" office:value-type="string" calcext:value-type="string">
            <text:p>18,4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6 jaar</text:p>
          </table:table-cell>
          <table:table-cell/>
          <table:table-cell table:style-name="TL_20_Data" office:value-type="float" office:value="3351" calcext:value-type="float">
            <text:p>3351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string" calcext:value-type="string">
            <text:p>18,45</text:p>
          </table:table-cell>
          <table:table-cell table:style-name="TL_20_Data" office:value-type="string" calcext:value-type="string">
            <text:p>17,8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7 jaar</text:p>
          </table:table-cell>
          <table:table-cell/>
          <table:table-cell table:style-name="TL_20_Data" office:value-type="float" office:value="3266" calcext:value-type="float">
            <text:p>3266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string" calcext:value-type="string">
            <text:p>17,79</text:p>
          </table:table-cell>
          <table:table-cell table:style-name="TL_20_Data" office:value-type="string" calcext:value-type="string">
            <text:p>17,26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8 jaar</text:p>
          </table:table-cell>
          <table:table-cell/>
          <table:table-cell table:style-name="TL_20_Data" office:value-type="float" office:value="3179" calcext:value-type="float">
            <text:p>3179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string" calcext:value-type="string">
            <text:p>17,40</text:p>
          </table:table-cell>
          <table:table-cell table:style-name="TL_20_Data" office:value-type="string" calcext:value-type="string">
            <text:p>16,71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49 jaar</text:p>
          </table:table-cell>
          <table:table-cell/>
          <table:table-cell table:style-name="TL_20_Data" office:value-type="float" office:value="3088" calcext:value-type="float">
            <text:p>3088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string" calcext:value-type="string">
            <text:p>16,89</text:p>
          </table:table-cell>
          <table:table-cell table:style-name="TL_20_Data" office:value-type="string" calcext:value-type="string">
            <text:p>16,1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0 jaar</text:p>
          </table:table-cell>
          <table:table-cell/>
          <table:table-cell table:style-name="TL_20_Data" office:value-type="float" office:value="2994" calcext:value-type="float">
            <text:p>2994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string" calcext:value-type="string">
            <text:p>16,41</text:p>
          </table:table-cell>
          <table:table-cell table:style-name="TL_20_Data" office:value-type="string" calcext:value-type="string">
            <text:p>15,66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1 jaar</text:p>
          </table:table-cell>
          <table:table-cell/>
          <table:table-cell table:style-name="TL_20_Data" office:value-type="float" office:value="2906" calcext:value-type="float">
            <text:p>2906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string" calcext:value-type="string">
            <text:p>15,89</text:p>
          </table:table-cell>
          <table:table-cell table:style-name="TL_20_Data" office:value-type="string" calcext:value-type="string">
            <text:p>15,1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2 jaar</text:p>
          </table:table-cell>
          <table:table-cell/>
          <table:table-cell table:style-name="TL_20_Data" office:value-type="float" office:value="2816" calcext:value-type="float">
            <text:p>2816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string" calcext:value-type="string">
            <text:p>15,38</text:p>
          </table:table-cell>
          <table:table-cell table:style-name="TL_20_Data" office:value-type="string" calcext:value-type="string">
            <text:p>14,6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3 jaar</text:p>
          </table:table-cell>
          <table:table-cell/>
          <table:table-cell table:style-name="TL_20_Data" office:value-type="float" office:value="2724" calcext:value-type="float">
            <text:p>2724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string" calcext:value-type="string">
            <text:p>14,88</text:p>
          </table:table-cell>
          <table:table-cell table:style-name="TL_20_Data" office:value-type="string" calcext:value-type="string">
            <text:p>14,0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4 jaar</text:p>
          </table:table-cell>
          <table:table-cell/>
          <table:table-cell table:style-name="TL_20_Data" office:value-type="float" office:value="2632" calcext:value-type="float">
            <text:p>2632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string" calcext:value-type="string">
            <text:p>14,39</text:p>
          </table:table-cell>
          <table:table-cell table:style-name="TL_20_Data" office:value-type="string" calcext:value-type="string">
            <text:p>13,57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5 jaar</text:p>
          </table:table-cell>
          <table:table-cell/>
          <table:table-cell table:style-name="TL_20_Data" office:value-type="float" office:value="2538" calcext:value-type="float">
            <text:p>2538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string" calcext:value-type="string">
            <text:p>13,90</text:p>
          </table:table-cell>
          <table:table-cell table:style-name="TL_20_Data" office:value-type="string" calcext:value-type="string">
            <text:p>13,0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6 jaar</text:p>
          </table:table-cell>
          <table:table-cell/>
          <table:table-cell table:style-name="TL_20_Data" office:value-type="float" office:value="2442" calcext:value-type="float">
            <text:p>2442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string" calcext:value-type="string">
            <text:p>13,43</text:p>
          </table:table-cell>
          <table:table-cell table:style-name="TL_20_Data" office:value-type="string" calcext:value-type="string">
            <text:p>12,6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7 jaar</text:p>
          </table:table-cell>
          <table:table-cell/>
          <table:table-cell table:style-name="TL_20_Data" office:value-type="float" office:value="2346" calcext:value-type="float">
            <text:p>2346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string" calcext:value-type="string">
            <text:p>12,96</text:p>
          </table:table-cell>
          <table:table-cell table:style-name="TL_20_Data" office:value-type="string" calcext:value-type="string">
            <text:p>12,1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8 jaar</text:p>
          </table:table-cell>
          <table:table-cell/>
          <table:table-cell table:style-name="TL_20_Data" office:value-type="float" office:value="2248" calcext:value-type="float">
            <text:p>2248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string" calcext:value-type="string">
            <text:p>12,50</text:p>
          </table:table-cell>
          <table:table-cell table:style-name="TL_20_Data" office:value-type="string" calcext:value-type="string">
            <text:p>11,66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59 jaar</text:p>
          </table:table-cell>
          <table:table-cell/>
          <table:table-cell table:style-name="TL_20_Data" office:value-type="float" office:value="2150" calcext:value-type="float">
            <text:p>2150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string" calcext:value-type="string">
            <text:p>12,05</text:p>
          </table:table-cell>
          <table:table-cell table:style-name="TL_20_Data" office:value-type="string" calcext:value-type="string">
            <text:p>11,1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0 jaar</text:p>
          </table:table-cell>
          <table:table-cell/>
          <table:table-cell table:style-name="TL_20_Data" office:value-type="float" office:value="2051" calcext:value-type="float">
            <text:p>2051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string" calcext:value-type="string">
            <text:p>11,60</text:p>
          </table:table-cell>
          <table:table-cell table:style-name="TL_20_Data" office:value-type="string" calcext:value-type="string">
            <text:p>10,6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1 jaar</text:p>
          </table:table-cell>
          <table:table-cell/>
          <table:table-cell table:style-name="TL_20_Data" office:value-type="float" office:value="1953" calcext:value-type="float">
            <text:p>1953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office:value-type="string" calcext:value-type="string">
            <text:p>11,17</text:p>
          </table:table-cell>
          <table:table-cell table:style-name="TL_20_Data" office:value-type="string" calcext:value-type="string">
            <text:p>10,1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2 jaar</text:p>
          </table:table-cell>
          <table:table-cell/>
          <table:table-cell table:style-name="TL_20_Data" office:value-type="float" office:value="1854" calcext:value-type="float">
            <text:p>1854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string" calcext:value-type="string">
            <text:p>10,74</text:p>
          </table:table-cell>
          <table:table-cell table:style-name="TL_20_Data" office:value-type="string" calcext:value-type="string">
            <text:p>9,7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3 jaar</text:p>
          </table:table-cell>
          <table:table-cell/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string" calcext:value-type="string">
            <text:p>10,31</text:p>
          </table:table-cell>
          <table:table-cell table:style-name="TL_20_Data" office:value-type="string" calcext:value-type="string">
            <text:p>9,24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4 jaar</text:p>
          </table:table-cell>
          <table:table-cell/>
          <table:table-cell table:style-name="TL_20_Data" office:value-type="float" office:value="1658" calcext:value-type="float">
            <text:p>1658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string" calcext:value-type="string">
            <text:p>9,89</text:p>
          </table:table-cell>
          <table:table-cell table:style-name="TL_20_Data" office:value-type="string" calcext:value-type="string">
            <text:p>8,7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5 jaar</text:p>
          </table:table-cell>
          <table:table-cell/>
          <table:table-cell table:style-name="TL_20_Data" office:value-type="float" office:value="1561" calcext:value-type="float">
            <text:p>1561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string" calcext:value-type="string">
            <text:p>9,47</text:p>
          </table:table-cell>
          <table:table-cell table:style-name="TL_20_Data" office:value-type="string" calcext:value-type="string">
            <text:p>8,34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6 jaar</text:p>
          </table:table-cell>
          <table:table-cell/>
          <table:table-cell table:style-name="TL_20_Data" office:value-type="float" office:value="1464" calcext:value-type="float">
            <text:p>1464</text:p>
          </table:table-cell>
          <table:table-cell table:style-name="TL_20_Data" office:value-type="float" office:value="647" calcext:value-type="float">
            <text:p>647</text:p>
          </table:table-cell>
          <table:table-cell table:style-name="TL_20_Data" office:value-type="string" calcext:value-type="string">
            <text:p>9,06</text:p>
          </table:table-cell>
          <table:table-cell table:style-name="TL_20_Data" office:value-type="string" calcext:value-type="string">
            <text:p>7,91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7 jaar</text:p>
          </table:table-cell>
          <table:table-cell/>
          <table:table-cell table:style-name="TL_20_Data" office:value-type="float" office:value="1370" calcext:value-type="float">
            <text:p>1370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string" calcext:value-type="string">
            <text:p>8,65</text:p>
          </table:table-cell>
          <table:table-cell table:style-name="TL_20_Data" office:value-type="string" calcext:value-type="string">
            <text:p>7,4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8 jaar</text:p>
          </table:table-cell>
          <table:table-cell/>
          <table:table-cell table:style-name="TL_20_Data" office:value-type="float" office:value="1276" calcext:value-type="float">
            <text:p>1276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string" calcext:value-type="string">
            <text:p>8,25</text:p>
          </table:table-cell>
          <table:table-cell table:style-name="TL_20_Data" office:value-type="string" calcext:value-type="string">
            <text:p>7,0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69 jaar</text:p>
          </table:table-cell>
          <table:table-cell/>
          <table:table-cell table:style-name="TL_20_Data" office:value-type="float" office:value="1184" calcext:value-type="float">
            <text:p>1184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string" calcext:value-type="string">
            <text:p>7,85</text:p>
          </table:table-cell>
          <table:table-cell table:style-name="TL_20_Data" office:value-type="string" calcext:value-type="string">
            <text:p>6,6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0 jaar</text:p>
          </table:table-cell>
          <table:table-cell/>
          <table:table-cell table:style-name="TL_20_Data" office:value-type="float" office:value="1093" calcext:value-type="float">
            <text:p>1093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TL_20_Data" office:value-type="string" calcext:value-type="string">
            <text:p>7,47</text:p>
          </table:table-cell>
          <table:table-cell table:style-name="TL_20_Data" office:value-type="string" calcext:value-type="string">
            <text:p>6,2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1 jaar</text:p>
          </table:table-cell>
          <table:table-cell/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string" calcext:value-type="string">
            <text:p>7,16</text:p>
          </table:table-cell>
          <table:table-cell table:style-name="TL_20_Data" office:value-type="string" calcext:value-type="string">
            <text:p>6,01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2 jaar</text:p>
          </table:table-cell>
          <table:table-cell/>
          <table:table-cell table:style-name="TL_20_Data" office:value-type="float" office:value="899" calcext:value-type="float">
            <text:p>899</text:p>
          </table:table-cell>
          <table:table-cell table:style-name="TL_20_Data" office:value-type="float" office:value="998" calcext:value-type="float">
            <text:p>998</text:p>
          </table:table-cell>
          <table:table-cell table:style-name="TL_20_Data" office:value-type="string" calcext:value-type="string">
            <text:p>6,86</text:p>
          </table:table-cell>
          <table:table-cell table:style-name="TL_20_Data" office:value-type="string" calcext:value-type="string">
            <text:p>5,7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3 jaar</text:p>
          </table:table-cell>
          <table:table-cell/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1051" calcext:value-type="float">
            <text:p>1051</text:p>
          </table:table-cell>
          <table:table-cell table:style-name="TL_20_Data" office:value-type="string" calcext:value-type="string">
            <text:p>6,57</text:p>
          </table:table-cell>
          <table:table-cell table:style-name="TL_20_Data" office:value-type="string" calcext:value-type="string">
            <text:p>5,4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4 jaar</text:p>
          </table:table-cell>
          <table:table-cell/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string" calcext:value-type="string">
            <text:p>6,28</text:p>
          </table:table-cell>
          <table:table-cell table:style-name="TL_20_Data" office:value-type="string" calcext:value-type="string">
            <text:p>5,1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5 jaar</text:p>
          </table:table-cell>
          <table:table-cell/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1170" calcext:value-type="float">
            <text:p>1170</text:p>
          </table:table-cell>
          <table:table-cell table:style-name="TL_20_Data" office:value-type="string" calcext:value-type="string">
            <text:p>6,00</text:p>
          </table:table-cell>
          <table:table-cell table:style-name="TL_20_Data" office:value-type="string" calcext:value-type="string">
            <text:p>4,91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6 jaar</text:p>
          </table:table-cell>
          <table:table-cell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1242" calcext:value-type="float">
            <text:p>1242</text:p>
          </table:table-cell>
          <table:table-cell table:style-name="TL_20_Data" office:value-type="string" calcext:value-type="string">
            <text:p>5,73</text:p>
          </table:table-cell>
          <table:table-cell table:style-name="TL_20_Data" office:value-type="string" calcext:value-type="string">
            <text:p>4,6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7 jaar</text:p>
          </table:table-cell>
          <table:table-cell/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1317" calcext:value-type="float">
            <text:p>1317</text:p>
          </table:table-cell>
          <table:table-cell table:style-name="TL_20_Data" office:value-type="string" calcext:value-type="string">
            <text:p>5,47</text:p>
          </table:table-cell>
          <table:table-cell table:style-name="TL_20_Data" office:value-type="string" calcext:value-type="string">
            <text:p>4,3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8 jaar</text:p>
          </table:table-cell>
          <table:table-cell/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1401" calcext:value-type="float">
            <text:p>1401</text:p>
          </table:table-cell>
          <table:table-cell table:style-name="TL_20_Data" office:value-type="string" calcext:value-type="string">
            <text:p>5,22</text:p>
          </table:table-cell>
          <table:table-cell table:style-name="TL_20_Data" office:value-type="string" calcext:value-type="string">
            <text:p>4,1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79 jaar</text:p>
          </table:table-cell>
          <table:table-cell/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1485" calcext:value-type="float">
            <text:p>1485</text:p>
          </table:table-cell>
          <table:table-cell table:style-name="TL_20_Data" office:value-type="string" calcext:value-type="string">
            <text:p>4,99</text:p>
          </table:table-cell>
          <table:table-cell table:style-name="TL_20_Data" office:value-type="string" calcext:value-type="string">
            <text:p>3,9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0 jaar</text:p>
          </table:table-cell>
          <table:table-cell/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1586" calcext:value-type="float">
            <text:p>1586</text:p>
          </table:table-cell>
          <table:table-cell table:style-name="TL_20_Data" office:value-type="string" calcext:value-type="string">
            <text:p>4,77</text:p>
          </table:table-cell>
          <table:table-cell table:style-name="TL_20_Data" office:value-type="string" calcext:value-type="string">
            <text:p>3,6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1 jaar</text:p>
          </table:table-cell>
          <table:table-cell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1684" calcext:value-type="float">
            <text:p>1684</text:p>
          </table:table-cell>
          <table:table-cell table:style-name="TL_20_Data" office:value-type="string" calcext:value-type="string">
            <text:p>4,58</text:p>
          </table:table-cell>
          <table:table-cell table:style-name="TL_20_Data" office:value-type="string" calcext:value-type="string">
            <text:p>3,4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2 jaar</text:p>
          </table:table-cell>
          <table:table-cell/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1799" calcext:value-type="float">
            <text:p>1799</text:p>
          </table:table-cell>
          <table:table-cell table:style-name="TL_20_Data" office:value-type="string" calcext:value-type="string">
            <text:p>4,41</text:p>
          </table:table-cell>
          <table:table-cell table:style-name="TL_20_Data" office:value-type="string" calcext:value-type="string">
            <text:p>3,2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3 jaar</text:p>
          </table:table-cell>
          <table:table-cell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900" calcext:value-type="float">
            <text:p>1900</text:p>
          </table:table-cell>
          <table:table-cell table:style-name="TL_20_Data" office:value-type="string" calcext:value-type="string">
            <text:p>4,26</text:p>
          </table:table-cell>
          <table:table-cell table:style-name="TL_20_Data" office:value-type="string" calcext:value-type="string">
            <text:p>3,1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4 jaar</text:p>
          </table:table-cell>
          <table:table-cell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string" calcext:value-type="string">
            <text:p>4,14</text:p>
          </table:table-cell>
          <table:table-cell table:style-name="TL_20_Data" office:value-type="string" calcext:value-type="string">
            <text:p>2,9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5 jaar</text:p>
          </table:table-cell>
          <table:table-cell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107" calcext:value-type="float">
            <text:p>2107</text:p>
          </table:table-cell>
          <table:table-cell table:style-name="TL_20_Data" office:value-type="string" calcext:value-type="string">
            <text:p>4,05</text:p>
          </table:table-cell>
          <table:table-cell table:style-name="TL_20_Data" office:value-type="string" calcext:value-type="string">
            <text:p>2,82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6 jaar</text:p>
          </table:table-cell>
          <table:table-cell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196" calcext:value-type="float">
            <text:p>2196</text:p>
          </table:table-cell>
          <table:table-cell table:style-name="TL_20_Data" office:value-type="string" calcext:value-type="string">
            <text:p>4,00</text:p>
          </table:table-cell>
          <table:table-cell table:style-name="TL_20_Data" office:value-type="string" calcext:value-type="string">
            <text:p>2,79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7 jaar</text:p>
          </table:table-cell>
          <table:table-cell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2251" calcext:value-type="float">
            <text:p>2251</text:p>
          </table:table-cell>
          <table:table-cell table:style-name="TL_20_Data" office:value-type="string" calcext:value-type="string">
            <text:p>3,98</text:p>
          </table:table-cell>
          <table:table-cell table:style-name="TL_20_Data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8 jaar</text:p>
          </table:table-cell>
          <table:table-cell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235" calcext:value-type="float">
            <text:p>2235</text:p>
          </table:table-cell>
          <table:table-cell table:style-name="TL_20_Data" office:value-type="string" calcext:value-type="string">
            <text:p>3,99</text:p>
          </table:table-cell>
          <table:table-cell table:style-name="TL_20_Data" office:value-type="string" calcext:value-type="string">
            <text:p>2,8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89 jaar</text:p>
          </table:table-cell>
          <table:table-cell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086" calcext:value-type="float">
            <text:p>2086</text:p>
          </table:table-cell>
          <table:table-cell table:style-name="TL_20_Data" office:value-type="string" calcext:value-type="string">
            <text:p>3,99</text:p>
          </table:table-cell>
          <table:table-cell table:style-name="TL_20_Data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0 jaar</text:p>
          </table:table-cell>
          <table:table-cell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091" calcext:value-type="float">
            <text:p>2091</text:p>
          </table:table-cell>
          <table:table-cell table:style-name="TL_20_Data" office:value-type="string" calcext:value-type="string">
            <text:p>3,90</text:p>
          </table:table-cell>
          <table:table-cell table:style-name="TL_20_Data" office:value-type="string" calcext:value-type="string">
            <text:p>2,8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1 jaar</text:p>
          </table:table-cell>
          <table:table-cell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184" calcext:value-type="float">
            <text:p>2184</text:p>
          </table:table-cell>
          <table:table-cell table:style-name="TL_20_Data" office:value-type="string" calcext:value-type="string">
            <text:p>3,78</text:p>
          </table:table-cell>
          <table:table-cell table:style-name="TL_20_Data" office:value-type="string" calcext:value-type="string">
            <text:p>2,88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2 jaar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06" calcext:value-type="float">
            <text:p>2206</text:p>
          </table:table-cell>
          <table:table-cell table:style-name="TL_20_Data" office:value-type="string" calcext:value-type="string">
            <text:p>3,72</text:p>
          </table:table-cell>
          <table:table-cell table:style-name="TL_20_Data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3 jaar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264" calcext:value-type="float">
            <text:p>2264</text:p>
          </table:table-cell>
          <table:table-cell table:style-name="TL_20_Data" office:value-type="string" calcext:value-type="string">
            <text:p>3,60</text:p>
          </table:table-cell>
          <table:table-cell table:style-name="TL_20_Data" office:value-type="string" calcext:value-type="string">
            <text:p>2,7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4 jaar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439" calcext:value-type="float">
            <text:p>2439</text:p>
          </table:table-cell>
          <table:table-cell table:style-name="TL_20_Data" office:value-type="string" calcext:value-type="string">
            <text:p>3,54</text:p>
          </table:table-cell>
          <table:table-cell table:style-name="TL_20_Data" office:value-type="string" calcext:value-type="string">
            <text:p>3,25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5 jaar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13" calcext:value-type="float">
            <text:p>1613</text:p>
          </table:table-cell>
          <table:table-cell table:style-name="TL_20_Data" office:value-type="string" calcext:value-type="string">
            <text:p>3,51</text:p>
          </table:table-cell>
          <table:table-cell table:style-name="TL_20_Data" office:value-type="string" calcext:value-type="string">
            <text:p>3,0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6 jaar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23" calcext:value-type="float">
            <text:p>1923</text:p>
          </table:table-cell>
          <table:table-cell table:style-name="TL_20_Data" office:value-type="string" calcext:value-type="string">
            <text:p>3,05</text:p>
          </table:table-cell>
          <table:table-cell table:style-name="TL_20_Data" office:value-type="string" calcext:value-type="string">
            <text:p>3,0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7 jaar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05" calcext:value-type="float">
            <text:p>1905</text:p>
          </table:table-cell>
          <table:table-cell table:style-name="TL_20_Data" office:value-type="string" calcext:value-type="string">
            <text:p>2,69</text:p>
          </table:table-cell>
          <table:table-cell table:style-name="TL_20_Data" office:value-type="string" calcext:value-type="string">
            <text:p>2,5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8 jaar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65" calcext:value-type="float">
            <text:p>1765</text:p>
          </table:table-cell>
          <table:table-cell table:style-name="TL_20_Data" office:value-type="string" calcext:value-type="string">
            <text:p>2,12</text:p>
          </table:table-cell>
          <table:table-cell table:style-name="TL_20_Data" office:value-type="string" calcext:value-type="string">
            <text:p>2,5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99 jaar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42" calcext:value-type="float">
            <text:p>2142</text:p>
          </table:table-cell>
          <table:table-cell table:style-name="TL_20_Data" office:value-type="string" calcext:value-type="string">
            <text:p>1,55</text:p>
          </table:table-cell>
          <table:table-cell table:style-name="TL_20_Data" office:value-type="string" calcext:value-type="string">
            <text:p>2,0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00 jaar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727" calcext:value-type="float">
            <text:p>2727</text:p>
          </table:table-cell>
          <table:table-cell table:style-name="TL_20_Data" office:value-type="string" calcext:value-type="string">
            <text:p>0,95</text:p>
          </table:table-cell>
          <table:table-cell table:style-name="TL_20_Data" office:value-type="string" calcext:value-type="string">
            <text:p>1,50</text:p>
          </table:table-cell>
          <table:table-cell table:number-columns-repeated="1018"/>
        </table:table-row>
        <table:table-row table:style-name="ro3">
          <table:table-cell table:style-name="TL_20_RowHeader" office:value-type="string" calcext:value-type="string">
            <text:p>101 jaar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number-columns-repeated="1018"/>
        </table:table-row>
        <table:table-row table:style-name="ro1">
          <table:table-cell table:style-name="TL_20_RowHeader" office:value-type="string" calcext:value-type="string">
            <text:p>102 jaar</text:p>
          </table:table-cell>
          <table:table-cell/>
          <table:table-cell table:style-name="TL_20_Data" office:value-type="float" office:value="0" calcext:value-type="float">
            <text:p>0</text:p>
          </table:table-cell>
          <table:table-cell table:style-name="TL_20_Data" table:number-columns-repeated="3"/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T_JB1831_T5B" table:style-name="ta2">
        <office:forms form:automatic-focus="false" form:apply-design-mode="false"/>
        <table:table-column table:style-name="co1" table:default-cell-style-name="ce5"/>
        <table:table-column table:style-name="co5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table:style-name="ce11" office:value-type="string" calcext:value-type="string">
            <text:p>WET VAN STERFTE VOOR AMSTERDAM. Vrouwelijk geslacht. In: Jaarboekje van Lobatto (’s-Gravenhage 1831) p. 144-145.</text:p>
          </table:table-cell>
          <table:table-cell table:style-name="ce16" table:number-columns-repeated="4"/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Ouderdom.</text:p>
          </table:table-cell>
          <table:table-cell table:style-name="ce9"/>
          <table:table-cell table:style-name="ce18" office:value-type="string" calcext:value-type="string">
            <text:p>Aantal levenden.</text:p>
          </table:table-cell>
          <table:table-cell table:style-name="ce22" office:value-type="string" calcext:value-type="string">
            <text:p>Jaarlijksche sterfte op de 10,000.</text:p>
          </table:table-cell>
          <table:table-cell table:style-name="ce22" office:value-type="string" calcext:value-type="string">
            <text:p>Gemidd. leeftijd.</text:p>
            <text:p>[in jaren]</text:p>
          </table:table-cell>
          <table:table-cell table:style-name="ce27" office:value-type="string" calcext:value-type="string">
            <text:p>Waarsch. leeftijd.</text:p>
            <text:p>[in jaren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/>
          <table:table-cell table:style-name="ce19" office:value-type="float" office:value="10000" calcext:value-type="float">
            <text:p>10000</text:p>
          </table:table-cell>
          <table:table-cell table:style-name="ce23" office:value-type="float" office:value="2048" calcext:value-type="float">
            <text:p>2048</text:p>
          </table:table-cell>
          <table:table-cell table:style-name="ce23" office:value-type="string" calcext:value-type="string">
            <text:p>35,12</text:p>
          </table:table-cell>
          <table:table-cell table:style-name="ce28" office:value-type="string" calcext:value-type="string">
            <text:p>34,7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 maanden</text:p>
          </table:table-cell>
          <table:table-cell/>
          <table:table-cell table:style-name="ce20" office:value-type="float" office:value="8913" calcext:value-type="float">
            <text:p>8913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14" office:value-type="string" calcext:value-type="string">
            <text:p>6 maanden</text:p>
          </table:table-cell>
          <table:table-cell/>
          <table:table-cell table:style-name="ce20" office:value-type="float" office:value="8385" calcext:value-type="float">
            <text:p>8385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14" office:value-type="string" calcext:value-type="string">
            <text:p>1 jaar</text:p>
          </table:table-cell>
          <table:table-cell/>
          <table:table-cell table:style-name="ce20" office:value-type="float" office:value="7952" calcext:value-type="float">
            <text:p>7952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string" calcext:value-type="string">
            <text:p>43,04</text:p>
          </table:table-cell>
          <table:table-cell table:style-name="ce29" office:value-type="string" calcext:value-type="string">
            <text:p>47,46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 jaar</text:p>
          </table:table-cell>
          <table:table-cell/>
          <table:table-cell table:style-name="ce20" office:value-type="float" office:value="7328" calcext:value-type="float">
            <text:p>7328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string" calcext:value-type="string">
            <text:p>45,67</text:p>
          </table:table-cell>
          <table:table-cell table:style-name="ce29" office:value-type="string" calcext:value-type="string">
            <text:p>50,0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 jaar</text:p>
          </table:table-cell>
          <table:table-cell/>
          <table:table-cell table:style-name="ce20" office:value-type="float" office:value="6936" calcext:value-type="float">
            <text:p>6936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string" calcext:value-type="string">
            <text:p>47,22</text:p>
          </table:table-cell>
          <table:table-cell table:style-name="ce29" office:value-type="string" calcext:value-type="string">
            <text:p>51,3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 jaar</text:p>
          </table:table-cell>
          <table:table-cell/>
          <table:table-cell table:style-name="ce20" office:value-type="float" office:value="6722" calcext:value-type="float">
            <text:p>6722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string" calcext:value-type="string">
            <text:p>47,71</text:p>
          </table:table-cell>
          <table:table-cell table:style-name="ce29" office:value-type="string" calcext:value-type="string">
            <office:annotation draw:style-name="gr1" draw:text-style-name="P1" svg:width="3.582cm" svg:height="1.641cm" svg:x="12.026cm" svg:y="5.238cm" draw:caption-point-x="-0.43cm" draw:caption-point-y="0.275cm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51,5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 jaar</text:p>
          </table:table-cell>
          <table:table-cell/>
          <table:table-cell table:style-name="ce20" office:value-type="float" office:value="6574" calcext:value-type="float">
            <text:p>657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string" calcext:value-type="string">
            <office:annotation draw:style-name="gr1" draw:text-style-name="P1" svg:width="3.583cm" svg:height="1.588cm" svg:x="9.9cm" svg:y="5.688cm" draw:caption-point-x="-0.43cm" draw:caption-point-y="0.275cm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7,77</text:p>
          </table:table-cell>
          <table:table-cell table:style-name="ce29" office:value-type="string" calcext:value-type="string">
            <text:p>51,4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 jaar</text:p>
          </table:table-cell>
          <table:table-cell/>
          <table:table-cell table:style-name="ce20" office:value-type="float" office:value="6466" calcext:value-type="float">
            <text:p>6466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string" calcext:value-type="string">
            <text:p>47,56</text:p>
          </table:table-cell>
          <table:table-cell table:style-name="ce29" office:value-type="string" calcext:value-type="string">
            <text:p>51,0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 jaar</text:p>
          </table:table-cell>
          <table:table-cell/>
          <table:table-cell table:style-name="ce20" office:value-type="float" office:value="6399" calcext:value-type="float">
            <text:p>6399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47,05</text:p>
          </table:table-cell>
          <table:table-cell table:style-name="ce29" office:value-type="string" calcext:value-type="string">
            <text:p>50,4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 jaar</text:p>
          </table:table-cell>
          <table:table-cell/>
          <table:table-cell table:style-name="ce20" office:value-type="float" office:value="6353" calcext:value-type="float">
            <text:p>6353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string" calcext:value-type="string">
            <text:p>46,39</text:p>
          </table:table-cell>
          <table:table-cell table:style-name="ce29" office:value-type="string" calcext:value-type="string">
            <text:p>49,6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 jaar</text:p>
          </table:table-cell>
          <table:table-cell/>
          <table:table-cell table:style-name="ce20" office:value-type="float" office:value="6305" calcext:value-type="float">
            <text:p>630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string" calcext:value-type="string">
            <text:p>45,74</text:p>
          </table:table-cell>
          <table:table-cell table:style-name="ce29" office:value-type="string" calcext:value-type="string">
            <text:p>48,9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0 jaar</text:p>
          </table:table-cell>
          <table:table-cell/>
          <table:table-cell table:style-name="ce20" office:value-type="float" office:value="6265" calcext:value-type="float">
            <text:p>626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string" calcext:value-type="string">
            <text:p>45,03</text:p>
          </table:table-cell>
          <table:table-cell table:style-name="ce29" office:value-type="string" calcext:value-type="string">
            <text:p>48,1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1 jaar</text:p>
          </table:table-cell>
          <table:table-cell/>
          <table:table-cell table:style-name="ce20" office:value-type="float" office:value="6226" calcext:value-type="float">
            <text:p>622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44,31</text:p>
          </table:table-cell>
          <table:table-cell table:style-name="ce29" office:value-type="string" calcext:value-type="string">
            <text:p>47,3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2 jaar</text:p>
          </table:table-cell>
          <table:table-cell/>
          <table:table-cell table:style-name="ce20" office:value-type="float" office:value="6197" calcext:value-type="float">
            <text:p>619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43,51</text:p>
          </table:table-cell>
          <table:table-cell table:style-name="ce29" office:value-type="string" calcext:value-type="string">
            <text:p>46,5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3 jaar</text:p>
          </table:table-cell>
          <table:table-cell/>
          <table:table-cell table:style-name="ce20" office:value-type="float" office:value="6173" calcext:value-type="float">
            <text:p>617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42,68</text:p>
          </table:table-cell>
          <table:table-cell table:style-name="ce29" office:value-type="string" calcext:value-type="string">
            <text:p>45,6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4 jaar</text:p>
          </table:table-cell>
          <table:table-cell/>
          <table:table-cell table:style-name="ce20" office:value-type="float" office:value="6151" calcext:value-type="float">
            <text:p>615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41,83</text:p>
          </table:table-cell>
          <table:table-cell table:style-name="ce29" office:value-type="string" calcext:value-type="string">
            <text:p>44,7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5 jaar</text:p>
          </table:table-cell>
          <table:table-cell/>
          <table:table-cell table:style-name="ce20" office:value-type="float" office:value="6130" calcext:value-type="float">
            <text:p>613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40,97</text:p>
          </table:table-cell>
          <table:table-cell table:style-name="ce29" office:value-type="string" calcext:value-type="string">
            <text:p>43,8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6 jaar</text:p>
          </table:table-cell>
          <table:table-cell/>
          <table:table-cell table:style-name="ce20" office:value-type="float" office:value="6106" calcext:value-type="float">
            <text:p>61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0,13</text:p>
          </table:table-cell>
          <table:table-cell table:style-name="ce29" office:value-type="string" calcext:value-type="string">
            <text:p>42,9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7 jaar</text:p>
          </table:table-cell>
          <table:table-cell/>
          <table:table-cell table:style-name="ce20" office:value-type="float" office:value="6079" calcext:value-type="float">
            <text:p>607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39,31</text:p>
          </table:table-cell>
          <table:table-cell table:style-name="ce29" office:value-type="string" calcext:value-type="string">
            <text:p>42,11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8 jaar</text:p>
          </table:table-cell>
          <table:table-cell/>
          <table:table-cell table:style-name="ce20" office:value-type="float" office:value="6048" calcext:value-type="float">
            <text:p>604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8,51</text:p>
          </table:table-cell>
          <table:table-cell table:style-name="ce29" office:value-type="string" calcext:value-type="string">
            <text:p>41,2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9 jaar</text:p>
          </table:table-cell>
          <table:table-cell/>
          <table:table-cell table:style-name="ce20" office:value-type="float" office:value="6012" calcext:value-type="float">
            <text:p>6012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string" calcext:value-type="string">
            <text:p>37,73</text:p>
          </table:table-cell>
          <table:table-cell table:style-name="ce29" office:value-type="string" calcext:value-type="string">
            <text:p>40,4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0 jaar</text:p>
          </table:table-cell>
          <table:table-cell/>
          <table:table-cell table:style-name="ce20" office:value-type="float" office:value="5971" calcext:value-type="float">
            <text:p>597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string" calcext:value-type="string">
            <text:p>36,99</text:p>
          </table:table-cell>
          <table:table-cell table:style-name="ce29" office:value-type="string" calcext:value-type="string">
            <text:p>39,7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1 jaar</text:p>
          </table:table-cell>
          <table:table-cell/>
          <table:table-cell table:style-name="ce20" office:value-type="float" office:value="5924" calcext:value-type="float">
            <text:p>5924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string" calcext:value-type="string">
            <text:p>36,28</text:p>
          </table:table-cell>
          <table:table-cell table:style-name="ce29" office:value-type="string" calcext:value-type="string">
            <text:p>38,86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2 jaar</text:p>
          </table:table-cell>
          <table:table-cell/>
          <table:table-cell table:style-name="ce20" office:value-type="float" office:value="5872" calcext:value-type="float">
            <text:p>5872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string" calcext:value-type="string">
            <text:p>35,59</text:p>
          </table:table-cell>
          <table:table-cell table:style-name="ce29" office:value-type="string" calcext:value-type="string">
            <text:p>38,11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3 jaar</text:p>
          </table:table-cell>
          <table:table-cell/>
          <table:table-cell table:style-name="ce20" office:value-type="float" office:value="5816" calcext:value-type="float">
            <text:p>581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string" calcext:value-type="string">
            <text:p>34,93</text:p>
          </table:table-cell>
          <table:table-cell table:style-name="ce29" office:value-type="string" calcext:value-type="string">
            <text:p>37,3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4 jaar</text:p>
          </table:table-cell>
          <table:table-cell/>
          <table:table-cell table:style-name="ce20" office:value-type="float" office:value="5756" calcext:value-type="float">
            <text:p>575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string" calcext:value-type="string">
            <text:p>34,29</text:p>
          </table:table-cell>
          <table:table-cell table:style-name="ce29" office:value-type="string" calcext:value-type="string">
            <text:p>36,66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5 jaar</text:p>
          </table:table-cell>
          <table:table-cell/>
          <table:table-cell table:style-name="ce20" office:value-type="float" office:value="5692" calcext:value-type="float">
            <text:p>569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string" calcext:value-type="string">
            <text:p>33,67</text:p>
          </table:table-cell>
          <table:table-cell table:style-name="ce29" office:value-type="string" calcext:value-type="string">
            <text:p>35,96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6 jaar</text:p>
          </table:table-cell>
          <table:table-cell/>
          <table:table-cell table:style-name="ce20" office:value-type="float" office:value="5626" calcext:value-type="float">
            <text:p>5626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string" calcext:value-type="string">
            <text:p>33,06</text:p>
          </table:table-cell>
          <table:table-cell table:style-name="ce29" office:value-type="string" calcext:value-type="string">
            <text:p>35,26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7 jaar</text:p>
          </table:table-cell>
          <table:table-cell/>
          <table:table-cell table:style-name="ce20" office:value-type="float" office:value="5558" calcext:value-type="float">
            <text:p>555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string" calcext:value-type="string">
            <text:p>32,46</text:p>
          </table:table-cell>
          <table:table-cell table:style-name="ce29" office:value-type="string" calcext:value-type="string">
            <text:p>34,5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8 jaar</text:p>
          </table:table-cell>
          <table:table-cell/>
          <table:table-cell table:style-name="ce20" office:value-type="float" office:value="5488" calcext:value-type="float">
            <text:p>5488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string" calcext:value-type="string">
            <text:p>31,87</text:p>
          </table:table-cell>
          <table:table-cell table:style-name="ce29" office:value-type="string" calcext:value-type="string">
            <text:p>33,8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29 jaar</text:p>
          </table:table-cell>
          <table:table-cell/>
          <table:table-cell table:style-name="ce20" office:value-type="float" office:value="5418" calcext:value-type="float">
            <text:p>5418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string" calcext:value-type="string">
            <text:p>31,27</text:p>
          </table:table-cell>
          <table:table-cell table:style-name="ce29" office:value-type="string" calcext:value-type="string">
            <text:p>33,1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0 jaar</text:p>
          </table:table-cell>
          <table:table-cell/>
          <table:table-cell table:style-name="ce20" office:value-type="float" office:value="5347" calcext:value-type="float">
            <text:p>534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string" calcext:value-type="string">
            <text:p>30,68</text:p>
          </table:table-cell>
          <table:table-cell table:style-name="ce29" office:value-type="string" calcext:value-type="string">
            <text:p>32,51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1 jaar</text:p>
          </table:table-cell>
          <table:table-cell/>
          <table:table-cell table:style-name="ce20" office:value-type="float" office:value="5275" calcext:value-type="float">
            <text:p>527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string" calcext:value-type="string">
            <text:p>30,09</text:p>
          </table:table-cell>
          <table:table-cell table:style-name="ce29" office:value-type="string" calcext:value-type="string">
            <text:p>31,8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2 jaar</text:p>
          </table:table-cell>
          <table:table-cell/>
          <table:table-cell table:style-name="ce20" office:value-type="float" office:value="5203" calcext:value-type="float">
            <text:p>5203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string" calcext:value-type="string">
            <text:p>29,50</text:p>
          </table:table-cell>
          <table:table-cell table:style-name="ce29" office:value-type="string" calcext:value-type="string">
            <text:p>31,1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3 jaar</text:p>
          </table:table-cell>
          <table:table-cell/>
          <table:table-cell table:style-name="ce20" office:value-type="float" office:value="5131" calcext:value-type="float">
            <text:p>513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string" calcext:value-type="string">
            <text:p>28,91</text:p>
          </table:table-cell>
          <table:table-cell table:style-name="ce29" office:value-type="string" calcext:value-type="string">
            <text:p>30,4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4 jaar</text:p>
          </table:table-cell>
          <table:table-cell/>
          <table:table-cell table:style-name="ce20" office:value-type="float" office:value="5057" calcext:value-type="float">
            <text:p>5057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string" calcext:value-type="string">
            <text:p>28,32</text:p>
          </table:table-cell>
          <table:table-cell table:style-name="ce29" office:value-type="string" calcext:value-type="string">
            <text:p>29,76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5 jaar</text:p>
          </table:table-cell>
          <table:table-cell/>
          <table:table-cell table:style-name="ce20" office:value-type="float" office:value="4981" calcext:value-type="float">
            <text:p>498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string" calcext:value-type="string">
            <text:p>27,75</text:p>
          </table:table-cell>
          <table:table-cell table:style-name="ce29" office:value-type="string" calcext:value-type="string">
            <text:p>29,0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6 jaar</text:p>
          </table:table-cell>
          <table:table-cell/>
          <table:table-cell table:style-name="ce20" office:value-type="float" office:value="4903" calcext:value-type="float">
            <text:p>490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string" calcext:value-type="string">
            <text:p>26,77</text:p>
          </table:table-cell>
          <table:table-cell table:style-name="ce29" office:value-type="string" calcext:value-type="string">
            <text:p>28,4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7 jaar</text:p>
          </table:table-cell>
          <table:table-cell/>
          <table:table-cell table:style-name="ce20" office:value-type="float" office:value="4825" calcext:value-type="float">
            <text:p>4825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string" calcext:value-type="string">
            <text:p>26,61</text:p>
          </table:table-cell>
          <table:table-cell table:style-name="ce29" office:value-type="string" calcext:value-type="string">
            <text:p>27,7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8 jaar</text:p>
          </table:table-cell>
          <table:table-cell/>
          <table:table-cell table:style-name="ce20" office:value-type="float" office:value="4748" calcext:value-type="float">
            <text:p>4748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string" calcext:value-type="string">
            <text:p>26,03</text:p>
          </table:table-cell>
          <table:table-cell table:style-name="ce29" office:value-type="string" calcext:value-type="string">
            <text:p>27,0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39 jaar</text:p>
          </table:table-cell>
          <table:table-cell/>
          <table:table-cell table:style-name="ce20" office:value-type="float" office:value="4673" calcext:value-type="float">
            <text:p>467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string" calcext:value-type="string">
            <text:p>25,45</text:p>
          </table:table-cell>
          <table:table-cell table:style-name="ce29" office:value-type="string" calcext:value-type="string">
            <text:p>26,3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0 jaar</text:p>
          </table:table-cell>
          <table:table-cell/>
          <table:table-cell table:style-name="ce20" office:value-type="float" office:value="4600" calcext:value-type="float">
            <text:p>4600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string" calcext:value-type="string">
            <text:p>24,84</text:p>
          </table:table-cell>
          <table:table-cell table:style-name="ce29" office:value-type="string" calcext:value-type="string">
            <text:p>25,6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1 jaar</text:p>
          </table:table-cell>
          <table:table-cell/>
          <table:table-cell table:style-name="ce20" office:value-type="float" office:value="4528" calcext:value-type="float">
            <text:p>4528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string" calcext:value-type="string">
            <text:p>24,23</text:p>
          </table:table-cell>
          <table:table-cell table:style-name="ce29" office:value-type="string" calcext:value-type="string">
            <text:p>24,9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2 jaar</text:p>
          </table:table-cell>
          <table:table-cell/>
          <table:table-cell table:style-name="ce20" office:value-type="float" office:value="4456" calcext:value-type="float">
            <text:p>445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string" calcext:value-type="string">
            <text:p>23,61</text:p>
          </table:table-cell>
          <table:table-cell table:style-name="ce29" office:value-type="string" calcext:value-type="string">
            <text:p>24,2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3 jaar</text:p>
          </table:table-cell>
          <table:table-cell/>
          <table:table-cell table:style-name="ce20" office:value-type="float" office:value="4385" calcext:value-type="float">
            <text:p>438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string" calcext:value-type="string">
            <text:p>22,99</text:p>
          </table:table-cell>
          <table:table-cell table:style-name="ce29" office:value-type="string" calcext:value-type="string">
            <text:p>23,5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4 jaar</text:p>
          </table:table-cell>
          <table:table-cell/>
          <table:table-cell table:style-name="ce20" office:value-type="float" office:value="4314" calcext:value-type="float">
            <text:p>431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string" calcext:value-type="string">
            <text:p>22,36</text:p>
          </table:table-cell>
          <table:table-cell table:style-name="ce29" office:value-type="string" calcext:value-type="string">
            <text:p>22,8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5 jaar</text:p>
          </table:table-cell>
          <table:table-cell/>
          <table:table-cell table:style-name="ce20" office:value-type="float" office:value="4241" calcext:value-type="float">
            <text:p>4241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string" calcext:value-type="string">
            <text:p>21,73</text:p>
          </table:table-cell>
          <table:table-cell table:style-name="ce29" office:value-type="string" calcext:value-type="string">
            <text:p>22,1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6 jaar</text:p>
          </table:table-cell>
          <table:table-cell/>
          <table:table-cell table:style-name="ce20" office:value-type="float" office:value="4167" calcext:value-type="float">
            <text:p>4167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string" calcext:value-type="string">
            <text:p>21,11</text:p>
          </table:table-cell>
          <table:table-cell table:style-name="ce29" office:value-type="string" calcext:value-type="string">
            <text:p>21,4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7 jaar</text:p>
          </table:table-cell>
          <table:table-cell/>
          <table:table-cell table:style-name="ce20" office:value-type="float" office:value="4091" calcext:value-type="float">
            <text:p>4091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string" calcext:value-type="string">
            <text:p>20,49</text:p>
          </table:table-cell>
          <table:table-cell table:style-name="ce29" office:value-type="string" calcext:value-type="string">
            <text:p>20,7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8 jaar</text:p>
          </table:table-cell>
          <table:table-cell/>
          <table:table-cell table:style-name="ce20" office:value-type="float" office:value="4013" calcext:value-type="float">
            <text:p>4013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string" calcext:value-type="string">
            <text:p>19,88</text:p>
          </table:table-cell>
          <table:table-cell table:style-name="ce29" office:value-type="string" calcext:value-type="string">
            <text:p>20,0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49 jaar</text:p>
          </table:table-cell>
          <table:table-cell/>
          <table:table-cell table:style-name="ce20" office:value-type="float" office:value="3932" calcext:value-type="float">
            <text:p>3932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string" calcext:value-type="string">
            <text:p>19,28</text:p>
          </table:table-cell>
          <table:table-cell table:style-name="ce29" office:value-type="string" calcext:value-type="string">
            <text:p>19,3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0 jaar</text:p>
          </table:table-cell>
          <table:table-cell/>
          <table:table-cell table:style-name="ce20" office:value-type="float" office:value="3847" calcext:value-type="float">
            <text:p>3847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string" calcext:value-type="string">
            <text:p>18,70</text:p>
          </table:table-cell>
          <table:table-cell table:style-name="ce29" office:value-type="string" calcext:value-type="string">
            <text:p>18,7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1 jaar</text:p>
          </table:table-cell>
          <table:table-cell/>
          <table:table-cell table:style-name="ce20" office:value-type="float" office:value="3760" calcext:value-type="float">
            <text:p>3760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string" calcext:value-type="string">
            <text:p>18,12</text:p>
          </table:table-cell>
          <table:table-cell table:style-name="ce29" office:value-type="string" calcext:value-type="string">
            <text:p>18,0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2 jaar</text:p>
          </table:table-cell>
          <table:table-cell/>
          <table:table-cell table:style-name="ce20" office:value-type="float" office:value="3672" calcext:value-type="float">
            <text:p>3672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string" calcext:value-type="string">
            <text:p>17,54</text:p>
          </table:table-cell>
          <table:table-cell table:style-name="ce29" office:value-type="string" calcext:value-type="string">
            <text:p>17,4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3 jaar</text:p>
          </table:table-cell>
          <table:table-cell/>
          <table:table-cell table:style-name="ce20" office:value-type="float" office:value="3583" calcext:value-type="float">
            <text:p>3583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string" calcext:value-type="string">
            <text:p>16,96</text:p>
          </table:table-cell>
          <table:table-cell table:style-name="ce29" office:value-type="string" calcext:value-type="string">
            <text:p>16,7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4 jaar</text:p>
          </table:table-cell>
          <table:table-cell/>
          <table:table-cell table:style-name="ce20" office:value-type="float" office:value="3494" calcext:value-type="float">
            <text:p>3494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string" calcext:value-type="string">
            <text:p>16,38</text:p>
          </table:table-cell>
          <table:table-cell table:style-name="ce29" office:value-type="string" calcext:value-type="string">
            <text:p>16,1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5 jaar</text:p>
          </table:table-cell>
          <table:table-cell/>
          <table:table-cell table:style-name="ce20" office:value-type="float" office:value="3407" calcext:value-type="float">
            <text:p>340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string" calcext:value-type="string">
            <text:p>15,79</text:p>
          </table:table-cell>
          <table:table-cell table:style-name="ce29" office:value-type="string" calcext:value-type="string">
            <text:p>15,5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6 jaar</text:p>
          </table:table-cell>
          <table:table-cell/>
          <table:table-cell table:style-name="ce20" office:value-type="float" office:value="3324" calcext:value-type="float">
            <text:p>3324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string" calcext:value-type="string">
            <text:p>15,17</text:p>
          </table:table-cell>
          <table:table-cell table:style-name="ce29" office:value-type="string" calcext:value-type="string">
            <text:p>14,8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7 jaar</text:p>
          </table:table-cell>
          <table:table-cell/>
          <table:table-cell table:style-name="ce20" office:value-type="float" office:value="3237" calcext:value-type="float">
            <text:p>3237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string" calcext:value-type="string">
            <text:p>14,56</text:p>
          </table:table-cell>
          <table:table-cell table:style-name="ce29" office:value-type="string" calcext:value-type="string">
            <text:p>14,1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8 jaar</text:p>
          </table:table-cell>
          <table:table-cell/>
          <table:table-cell table:style-name="ce20" office:value-type="float" office:value="3146" calcext:value-type="float">
            <text:p>3146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string" calcext:value-type="string">
            <text:p>13,97</text:p>
          </table:table-cell>
          <table:table-cell table:style-name="ce29" office:value-type="string" calcext:value-type="string">
            <text:p>13,5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59 jaar</text:p>
          </table:table-cell>
          <table:table-cell/>
          <table:table-cell table:style-name="ce20" office:value-type="float" office:value="3050" calcext:value-type="float">
            <text:p>3050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string" calcext:value-type="string">
            <text:p>13,39</text:p>
          </table:table-cell>
          <table:table-cell table:style-name="ce29" office:value-type="string" calcext:value-type="string">
            <text:p>12,8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0 jaar</text:p>
          </table:table-cell>
          <table:table-cell/>
          <table:table-cell table:style-name="ce20" office:value-type="float" office:value="3948" calcext:value-type="float">
            <text:p>3948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string" calcext:value-type="string">
            <text:p>12,84</text:p>
          </table:table-cell>
          <table:table-cell table:style-name="ce29" office:value-type="string" calcext:value-type="string">
            <text:p>12,2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1 jaar</text:p>
          </table:table-cell>
          <table:table-cell/>
          <table:table-cell table:style-name="ce20" office:value-type="float" office:value="2842" calcext:value-type="float">
            <text:p>2842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string" calcext:value-type="string">
            <text:p>12,30</text:p>
          </table:table-cell>
          <table:table-cell table:style-name="ce29" office:value-type="string" calcext:value-type="string">
            <text:p>11,6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2 jaar</text:p>
          </table:table-cell>
          <table:table-cell/>
          <table:table-cell table:style-name="ce20" office:value-type="float" office:value="2731" calcext:value-type="float">
            <text:p>2731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string" calcext:value-type="string">
            <text:p>11,78</text:p>
          </table:table-cell>
          <table:table-cell table:style-name="ce29" office:value-type="string" calcext:value-type="string">
            <text:p>11,1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3 jaar</text:p>
          </table:table-cell>
          <table:table-cell/>
          <table:table-cell table:style-name="ce20" office:value-type="float" office:value="2617" calcext:value-type="float">
            <text:p>2617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string" calcext:value-type="string">
            <text:p>11,27</text:p>
          </table:table-cell>
          <table:table-cell table:style-name="ce29" office:value-type="string" calcext:value-type="string">
            <text:p>10,5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4 jaar</text:p>
          </table:table-cell>
          <table:table-cell/>
          <table:table-cell table:style-name="ce20" office:value-type="float" office:value="2500" calcext:value-type="float">
            <text:p>2500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string" calcext:value-type="string">
            <text:p>10,78</text:p>
          </table:table-cell>
          <table:table-cell table:style-name="ce29" office:value-type="string" calcext:value-type="string">
            <text:p>10,0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5 jaar</text:p>
          </table:table-cell>
          <table:table-cell/>
          <table:table-cell table:style-name="ce20" office:value-type="float" office:value="2379" calcext:value-type="float">
            <text:p>2379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string" calcext:value-type="string">
            <text:p>10,30</text:p>
          </table:table-cell>
          <table:table-cell table:style-name="ce29" office:value-type="string" calcext:value-type="string">
            <text:p>9,51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6 jaar</text:p>
          </table:table-cell>
          <table:table-cell/>
          <table:table-cell table:style-name="ce20" office:value-type="float" office:value="2258" calcext:value-type="float">
            <text:p>2258</text:p>
          </table:table-cell>
          <table:table-cell table:style-name="ce24" office:value-type="float" office:value="543" calcext:value-type="float">
            <text:p>543</text:p>
          </table:table-cell>
          <table:table-cell table:style-name="ce24" office:value-type="string" calcext:value-type="string">
            <text:p>9,83</text:p>
          </table:table-cell>
          <table:table-cell table:style-name="ce29" office:value-type="string" calcext:value-type="string">
            <text:p>8,9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7 jaar</text:p>
          </table:table-cell>
          <table:table-cell/>
          <table:table-cell table:style-name="ce20" office:value-type="float" office:value="2135" calcext:value-type="float">
            <text:p>2135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string" calcext:value-type="string">
            <text:p>9,36</text:p>
          </table:table-cell>
          <table:table-cell table:style-name="ce29" office:value-type="string" calcext:value-type="string">
            <text:p>8,4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8 jaar</text:p>
          </table:table-cell>
          <table:table-cell/>
          <table:table-cell table:style-name="ce20" office:value-type="float" office:value="2012" calcext:value-type="float">
            <text:p>2012</text:p>
          </table:table-cell>
          <table:table-cell table:style-name="ce24" office:value-type="float" office:value="611" calcext:value-type="float">
            <text:p>611</text:p>
          </table:table-cell>
          <table:table-cell table:style-name="ce24" office:value-type="string" calcext:value-type="string">
            <text:p>8,90</text:p>
          </table:table-cell>
          <table:table-cell table:style-name="ce29" office:value-type="string" calcext:value-type="string">
            <text:p>7,9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69 jaar</text:p>
          </table:table-cell>
          <table:table-cell/>
          <table:table-cell table:style-name="ce20" office:value-type="float" office:value="1889" calcext:value-type="float">
            <text:p>1889</text:p>
          </table:table-cell>
          <table:table-cell table:style-name="ce24" office:value-type="float" office:value="654" calcext:value-type="float">
            <text:p>654</text:p>
          </table:table-cell>
          <table:table-cell table:style-name="ce24" office:value-type="string" calcext:value-type="string">
            <text:p>8,45</text:p>
          </table:table-cell>
          <table:table-cell table:style-name="ce29" office:value-type="string" calcext:value-type="string">
            <text:p>7,51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0 jaar</text:p>
          </table:table-cell>
          <table:table-cell/>
          <table:table-cell table:style-name="ce20" office:value-type="float" office:value="1765" calcext:value-type="float">
            <text:p>1765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string" calcext:value-type="string">
            <text:p>8,01</text:p>
          </table:table-cell>
          <table:table-cell table:style-name="ce29" office:value-type="string" calcext:value-type="string">
            <text:p>7,0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1 jaar</text:p>
          </table:table-cell>
          <table:table-cell/>
          <table:table-cell table:style-name="ce20" office:value-type="float" office:value="1640" calcext:value-type="float">
            <text:p>1640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string" calcext:value-type="string">
            <text:p>7,58</text:p>
          </table:table-cell>
          <table:table-cell table:style-name="ce29" office:value-type="string" calcext:value-type="string">
            <text:p>6,6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2 jaar</text:p>
          </table:table-cell>
          <table:table-cell/>
          <table:table-cell table:style-name="ce20" office:value-type="float" office:value="1511" calcext:value-type="float">
            <text:p>1511</text:p>
          </table:table-cell>
          <table:table-cell table:style-name="ce24" office:value-type="float" office:value="857" calcext:value-type="float">
            <text:p>857</text:p>
          </table:table-cell>
          <table:table-cell table:style-name="ce24" office:value-type="string" calcext:value-type="string">
            <text:p>7,18</text:p>
          </table:table-cell>
          <table:table-cell table:style-name="ce29" office:value-type="string" calcext:value-type="string">
            <text:p>6,1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3 jaar</text:p>
          </table:table-cell>
          <table:table-cell/>
          <table:table-cell table:style-name="ce20" office:value-type="float" office:value="1381" calcext:value-type="float">
            <text:p>1381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office:value-type="string" calcext:value-type="string">
            <text:p>6,82</text:p>
          </table:table-cell>
          <table:table-cell table:style-name="ce29" office:value-type="string" calcext:value-type="string">
            <text:p>5,81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4 jaar</text:p>
          </table:table-cell>
          <table:table-cell/>
          <table:table-cell table:style-name="ce20" office:value-type="float" office:value="1253" calcext:value-type="float">
            <text:p>1253</text:p>
          </table:table-cell>
          <table:table-cell table:style-name="ce24" office:value-type="float" office:value="1006" calcext:value-type="float">
            <text:p>1006</text:p>
          </table:table-cell>
          <table:table-cell table:style-name="ce24" office:value-type="string" calcext:value-type="string">
            <text:p>6,46</text:p>
          </table:table-cell>
          <table:table-cell table:style-name="ce29" office:value-type="string" calcext:value-type="string">
            <text:p>5,4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5 jaar</text:p>
          </table:table-cell>
          <table:table-cell/>
          <table:table-cell table:style-name="ce20" office:value-type="float" office:value="1127" calcext:value-type="float">
            <text:p>1127</text:p>
          </table:table-cell>
          <table:table-cell table:style-name="ce24" office:value-type="float" office:value="1089" calcext:value-type="float">
            <text:p>1089</text:p>
          </table:table-cell>
          <table:table-cell table:style-name="ce24" office:value-type="string" calcext:value-type="string">
            <text:p>6,13</text:p>
          </table:table-cell>
          <table:table-cell table:style-name="ce29" office:value-type="string" calcext:value-type="string">
            <text:p>5,1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6 jaar</text:p>
          </table:table-cell>
          <table:table-cell/>
          <table:table-cell table:style-name="ce20" office:value-type="float" office:value="1004" calcext:value-type="float">
            <text:p>1004</text:p>
          </table:table-cell>
          <table:table-cell table:style-name="ce24" office:value-type="float" office:value="1172" calcext:value-type="float">
            <text:p>1172</text:p>
          </table:table-cell>
          <table:table-cell table:style-name="ce24" office:value-type="string" calcext:value-type="string">
            <text:p>5,82</text:p>
          </table:table-cell>
          <table:table-cell table:style-name="ce29" office:value-type="string" calcext:value-type="string">
            <text:p>4,7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7 jaar</text:p>
          </table:table-cell>
          <table:table-cell/>
          <table:table-cell table:style-name="ce20" office:value-type="float" office:value="836" calcext:value-type="float">
            <text:p>836</text:p>
          </table:table-cell>
          <table:table-cell table:style-name="ce24" office:value-type="float" office:value="1261" calcext:value-type="float">
            <text:p>1261</text:p>
          </table:table-cell>
          <table:table-cell table:style-name="ce24" office:value-type="string" calcext:value-type="string">
            <text:p>5,53</text:p>
          </table:table-cell>
          <table:table-cell table:style-name="ce29" office:value-type="string" calcext:value-type="string">
            <text:p>4,49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8 jaar</text:p>
          </table:table-cell>
          <table:table-cell/>
          <table:table-cell table:style-name="ce20" office:value-type="float" office:value="775" calcext:value-type="float">
            <text:p>775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string" calcext:value-type="string">
            <text:p>5,25</text:p>
          </table:table-cell>
          <table:table-cell table:style-name="ce29" office:value-type="string" calcext:value-type="string">
            <text:p>4,21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79 jaar</text:p>
          </table:table-cell>
          <table:table-cell/>
          <table:table-cell table:style-name="ce20" office:value-type="float" office:value="670" calcext:value-type="float">
            <text:p>670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string" calcext:value-type="string">
            <text:p>4,99</text:p>
          </table:table-cell>
          <table:table-cell table:style-name="ce29" office:value-type="string" calcext:value-type="string">
            <text:p>3,9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0 jaar</text:p>
          </table:table-cell>
          <table:table-cell/>
          <table:table-cell table:style-name="ce20" office:value-type="float" office:value="572" calcext:value-type="float">
            <text:p>572</text:p>
          </table:table-cell>
          <table:table-cell table:style-name="ce24" office:value-type="float" office:value="1563" calcext:value-type="float">
            <text:p>1563</text:p>
          </table:table-cell>
          <table:table-cell table:style-name="ce24" office:value-type="string" calcext:value-type="string">
            <text:p>4,76</text:p>
          </table:table-cell>
          <table:table-cell table:style-name="ce29" office:value-type="string" calcext:value-type="string">
            <text:p>3,7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1 jaar</text:p>
          </table:table-cell>
          <table:table-cell/>
          <table:table-cell table:style-name="ce20" office:value-type="float" office:value="483" calcext:value-type="float">
            <text:p>48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4" office:value-type="string" calcext:value-type="string">
            <text:p>4,54</text:p>
          </table:table-cell>
          <table:table-cell table:style-name="ce29" office:value-type="string" calcext:value-type="string">
            <text:p>3,4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2 jaar</text:p>
          </table:table-cell>
          <table:table-cell/>
          <table:table-cell table:style-name="ce20" office:value-type="float" office:value="402" calcext:value-type="float">
            <text:p>402</text:p>
          </table:table-cell>
          <table:table-cell table:style-name="ce24" office:value-type="float" office:value="1785" calcext:value-type="float">
            <text:p>1785</text:p>
          </table:table-cell>
          <table:table-cell table:style-name="ce24" office:value-type="string" calcext:value-type="string">
            <text:p>4,36</text:p>
          </table:table-cell>
          <table:table-cell table:style-name="ce29" office:value-type="string" calcext:value-type="string">
            <text:p>3,2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3 jaar</text:p>
          </table:table-cell>
          <table:table-cell/>
          <table:table-cell table:style-name="ce20" office:value-type="float" office:value="330" calcext:value-type="float">
            <text:p>330</text:p>
          </table:table-cell>
          <table:table-cell table:style-name="ce24" office:value-type="float" office:value="1909" calcext:value-type="float">
            <text:p>1909</text:p>
          </table:table-cell>
          <table:table-cell table:style-name="ce24" office:value-type="string" calcext:value-type="string">
            <text:p>4,20</text:p>
          </table:table-cell>
          <table:table-cell table:style-name="ce29" office:value-type="string" calcext:value-type="string">
            <text:p>3,0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4 jaar</text:p>
          </table:table-cell>
          <table:table-cell/>
          <table:table-cell table:style-name="ce20" office:value-type="float" office:value="267" calcext:value-type="float">
            <text:p>267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string" calcext:value-type="string">
            <text:p>4,07</text:p>
          </table:table-cell>
          <table:table-cell table:style-name="ce29" office:value-type="string" calcext:value-type="string">
            <text:p>2,9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5 jaar</text:p>
          </table:table-cell>
          <table:table-cell/>
          <table:table-cell table:style-name="ce20" office:value-type="float" office:value="213" calcext:value-type="float">
            <text:p>213</text:p>
          </table:table-cell>
          <table:table-cell table:style-name="ce24" office:value-type="float" office:value="2128" calcext:value-type="float">
            <text:p>2128</text:p>
          </table:table-cell>
          <table:table-cell table:style-name="ce24" office:value-type="string" calcext:value-type="string">
            <text:p>3,98</text:p>
          </table:table-cell>
          <table:table-cell table:style-name="ce29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6 jaar</text:p>
          </table:table-cell>
          <table:table-cell/>
          <table:table-cell table:style-name="ce20" office:value-type="float" office:value="168" calcext:value-type="float">
            <text:p>168</text:p>
          </table:table-cell>
          <table:table-cell table:style-name="ce24" office:value-type="float" office:value="2222" calcext:value-type="float">
            <text:p>2222</text:p>
          </table:table-cell>
          <table:table-cell table:style-name="ce24" office:value-type="string" calcext:value-type="string">
            <text:p>3,91</text:p>
          </table:table-cell>
          <table:table-cell table:style-name="ce29" office:value-type="string" calcext:value-type="string">
            <text:p>2,74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7 jaar</text:p>
          </table:table-cell>
          <table:table-cell/>
          <table:table-cell table:style-name="ce20" office:value-type="float" office:value="130" calcext:value-type="float">
            <text:p>130</text:p>
          </table:table-cell>
          <table:table-cell table:style-name="ce24" office:value-type="float" office:value="2286" calcext:value-type="float">
            <text:p>2286</text:p>
          </table:table-cell>
          <table:table-cell table:style-name="ce24" office:value-type="string" calcext:value-type="string">
            <text:p>3,91</text:p>
          </table:table-cell>
          <table:table-cell table:style-name="ce29" office:value-type="string" calcext:value-type="string">
            <text:p>2,76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8 jaar</text:p>
          </table:table-cell>
          <table:table-cell/>
          <table:table-cell table:style-name="ce20" office:value-type="float" office:value="101" calcext:value-type="float">
            <text:p>101</text:p>
          </table:table-cell>
          <table:table-cell table:style-name="ce24" office:value-type="float" office:value="2284" calcext:value-type="float">
            <text:p>2284</text:p>
          </table:table-cell>
          <table:table-cell table:style-name="ce24" office:value-type="string" calcext:value-type="string">
            <text:p>3,89</text:p>
          </table:table-cell>
          <table:table-cell table:style-name="ce29" office:value-type="string" calcext:value-type="string">
            <text:p>2,8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89 jaar</text:p>
          </table:table-cell>
          <table:table-cell/>
          <table:table-cell table:style-name="ce20" office:value-type="float" office:value="78" calcext:value-type="float">
            <text:p>78</text:p>
          </table:table-cell>
          <table:table-cell table:style-name="ce24" office:value-type="float" office:value="2160" calcext:value-type="float">
            <text:p>2160</text:p>
          </table:table-cell>
          <table:table-cell table:style-name="ce24" office:value-type="string" calcext:value-type="string">
            <text:p>3,89</text:p>
          </table:table-cell>
          <table:table-cell table:style-name="ce29" office:value-type="string" calcext:value-type="string">
            <text:p>3,12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0 jaar</text:p>
          </table:table-cell>
          <table:table-cell/>
          <table:table-cell table:style-name="ce20" office:value-type="float" office:value="61" calcext:value-type="float">
            <text:p>61</text:p>
          </table:table-cell>
          <table:table-cell table:style-name="ce24" office:value-type="float" office:value="1990" calcext:value-type="float">
            <text:p>1990</text:p>
          </table:table-cell>
          <table:table-cell table:style-name="ce24" office:value-type="string" calcext:value-type="string">
            <text:p>3,50</text:p>
          </table:table-cell>
          <table:table-cell table:style-name="ce29" office:value-type="string" calcext:value-type="string">
            <text:p>3,21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1 jaar</text:p>
          </table:table-cell>
          <table:table-cell/>
          <table:table-cell table:style-name="ce20" office:value-type="float" office:value="49" calcext:value-type="float">
            <text:p>49</text:p>
          </table:table-cell>
          <table:table-cell table:style-name="ce24" office:value-type="float" office:value="1783" calcext:value-type="float">
            <text:p>1783</text:p>
          </table:table-cell>
          <table:table-cell table:style-name="ce24" office:value-type="string" calcext:value-type="string">
            <text:p>3,64</text:p>
          </table:table-cell>
          <table:table-cell table:style-name="ce29" office:value-type="string" calcext:value-type="string">
            <text:p>3,08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2 jaar</text:p>
          </table:table-cell>
          <table:table-cell/>
          <table:table-cell table:style-name="ce20" office:value-type="float" office:value="40" calcext:value-type="float">
            <text:p>40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string" calcext:value-type="string">
            <text:p>3,35</text:p>
          </table:table-cell>
          <table:table-cell table:style-name="ce29" office:value-type="string" calcext:value-type="string">
            <text:p>2,83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3 jaar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24" office:value-type="float" office:value="2136" calcext:value-type="float">
            <text:p>2136</text:p>
          </table:table-cell>
          <table:table-cell table:style-name="ce24" office:value-type="string" calcext:value-type="string">
            <text:p>3,06</text:p>
          </table:table-cell>
          <table:table-cell table:style-name="ce29" office:value-type="string" calcext:value-type="string">
            <text:p>2,6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4 jaar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4" office:value-type="float" office:value="2593" calcext:value-type="float">
            <text:p>2593</text:p>
          </table:table-cell>
          <table:table-cell table:style-name="ce24" office:value-type="string" calcext:value-type="string">
            <text:p>2,78</text:p>
          </table:table-cell>
          <table:table-cell table:style-name="ce29" office:value-type="string" calcext:value-type="string">
            <text:p>2,3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5 jaar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4" office:value-type="float" office:value="2667" calcext:value-type="float">
            <text:p>2667</text:p>
          </table:table-cell>
          <table:table-cell table:style-name="ce24" office:value-type="string" calcext:value-type="string">
            <text:p>2,50</text:p>
          </table:table-cell>
          <table:table-cell table:style-name="ce29" office:value-type="string" calcext:value-type="string">
            <text:p>2,1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6 jaar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4" office:value-type="float" office:value="2955" calcext:value-type="float">
            <text:p>2955</text:p>
          </table:table-cell>
          <table:table-cell table:style-name="ce24" office:value-type="string" calcext:value-type="string">
            <text:p>2,21</text:p>
          </table:table-cell>
          <table:table-cell table:style-name="ce29" office:value-type="string" calcext:value-type="string">
            <text:p>2,0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7 jaar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3126" calcext:value-type="float">
            <text:p>3126</text:p>
          </table:table-cell>
          <table:table-cell table:style-name="ce24" office:value-type="string" calcext:value-type="string">
            <text:p>1,90</text:p>
          </table:table-cell>
          <table:table-cell table:style-name="ce29" office:value-type="string" calcext:value-type="string">
            <text:p>1,67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8 jaar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4" office:value-type="float" office:value="3333" calcext:value-type="float">
            <text:p>3333</text:p>
          </table:table-cell>
          <table:table-cell table:style-name="ce24" office:value-type="string" calcext:value-type="string">
            <text:p>1,50</text:p>
          </table:table-cell>
          <table:table-cell table:style-name="ce29" office:value-type="string" calcext:value-type="string">
            <text:p>1,25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99 jaar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4" office:value-type="float" office:value="4286" calcext:value-type="float">
            <text:p>4286</text:p>
          </table:table-cell>
          <table:table-cell table:style-name="ce24" office:value-type="string" calcext:value-type="string">
            <text:p>1,25</text:p>
          </table:table-cell>
          <table:table-cell table:style-name="ce29" office:value-type="string" calcext:value-type="string">
            <text:p>1,0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00 jaar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4" office:value-type="float" office:value="5000" calcext:value-type="float">
            <text:p>5000</text:p>
          </table:table-cell>
          <table:table-cell table:style-name="ce24" office:value-type="string" calcext:value-type="string">
            <text:p>1,00</text:p>
          </table:table-cell>
          <table:table-cell table:style-name="ce29" office:value-type="string" calcext:value-type="string">
            <text:p>1,00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101 jaar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1">
          <table:table-cell table:style-name="ce15" office:value-type="string" calcext:value-type="string">
            <text:p>102 jaar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5" table:number-columns-repeated="2"/>
          <table:table-cell table:style-name="ce30"/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36:43.609178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5A" style:display-name="PageStyle_VT_JB1831_T5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T_5f_JB1831_5f_T5B" style:display-name="PageStyle_VT_JB1831_T5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gmar Stiebral</meta:initial-creator>
    <meta:creation-date>2005-04-07T19:05:38</meta:creation-date>
    <dc:creator>Christophe Gueret</dc:creator>
    <dc:date>2014-12-21T10:37:22.844251278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1038" meta:object-count="0"/>
  </office:meta>
</office:document-meta>
</file>